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0000000400D2655F0BC2D2F81D.png" manifest:media-type="image/png"/>
  <manifest:file-entry manifest:full-path="Pictures/100000000000020000000200F7A7B31A25AC4E04.jpg" manifest:media-type="image/jpeg"/>
  <manifest:file-entry manifest:full-path="Pictures/1000000000000200000001E5D476B6150A8C3071.jpg" manifest:media-type="image/jpeg"/>
  <manifest:file-entry manifest:full-path="Pictures/100000010000040000000400EFE68BD37C67EF1F.png" manifest:media-type="image/png"/>
  <manifest:file-entry manifest:full-path="Pictures/1000000100000400000004004A3F0ED0C0F5A9CA.png" manifest:media-type="image/png"/>
  <manifest:file-entry manifest:full-path="Pictures/100000010000040000000400DBFF5C4C7FFB0E92.png" manifest:media-type="image/png"/>
  <manifest:file-entry manifest:full-path="Pictures/1000000100000400000004001AD72FE73D0F08B5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3" svg:font-family="Arial" style:font-pitch="variable"/>
    <style:font-face style:name="Liberation Sans" svg:font-family="'Liberation Sans'" style:font-family-generic="roman" style:font-pitch="variable"/>
    <style:font-face style:name="MS Gothic" svg:font-family="'MS Gothic'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marker-start-width="0.2cm" draw:marker-end-width="0.2cm" draw:fill="bitmap" draw:fill-image-name="Lawn" draw:textarea-horizontal-align="justify" draw:textarea-vertical-align="middle" draw:auto-grow-height="false" fo:min-height="15.75cm" fo:min-width="16.677cm" fo:padding-top="0cm" fo:padding-bottom="0cm" fo:padding-left="0cm" fo:padding-right="0cm"/>
    </style:style>
    <style:style style:name="gr2" style:family="graphic" style:parent-style-name="standard">
      <style:graphic-properties draw:stroke="none" draw:fill-image-name="Colorful_20_Pebbles" draw:opacity="70%" draw:textarea-horizontal-align="justify" draw:textarea-vertical-align="middle" draw:auto-grow-height="false" fo:min-height="2.54cm" fo:min-width="2.54cm" loext:glow-radius="0.106cm" loext:glow-color="#1e6a39" loext:glow-transparency="50%" loext:softedge-radius="0.071cm"/>
    </style:style>
    <style:style style:name="gr3" style:family="graphic" style:parent-style-name="standard">
      <style:graphic-properties draw:stroke="none" draw:fill-image-name="Colorful_20_Pebbles" draw:opacity="70%" draw:textarea-horizontal-align="justify" draw:textarea-vertical-align="middle" draw:auto-grow-height="false" fo:min-height="2.54cm" fo:min-width="2.54cm" loext:glow-radius="0.106cm" loext:glow-color="#ffff38" loext:glow-transparency="50%" loext:softedge-radius="0.071cm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shadow="visible" draw:shadow-offset-x="-0.212cm" draw:shadow-offset-y="0cm" draw:shadow-color="#443205" loext:shadow-blur="0.106cm" loext:glow-radius="0cm" loext:softedge-radius="0.035cm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.287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shadow="visible" draw:shadow-offset-x="-0.212cm" draw:shadow-offset-y="0cm" draw:shadow-color="#443205" loext:shadow-blur="0.106cm" loext:glow-radius="0cm" loext:softedge-radius="0.035cm" draw:color-mode="standard" draw:luminance="-50%" draw:contrast="35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solid" svg:stroke-width="0.106cm" svg:stroke-color="#e8a202" draw:marker-start="" draw:marker-start-width="0.419cm" draw:marker-start-center="false" draw:marker-end="" draw:marker-end-width="0.419cm" draw:marker-end-center="false" draw:stroke-linejoin="miter" draw:fill="solid" draw:fill-color="#4b2204" draw:secondary-fill-color="#d4ea6b" draw:opacity="90%" draw:textarea-horizontal-align="center" draw:textarea-vertical-align="middle" draw:auto-grow-height="false" draw:fit-to-size="false" style:shrink-to-fit="false" fo:min-height="1.726cm" fo:min-width="1.308cm" fo:padding-top="0.169cm" fo:padding-bottom="0.169cm" fo:padding-left="0.289cm" fo:padding-right="0.289cm" fo:wrap-option="wrap" draw:shadow="visible" draw:shadow-offset-x="0.071cm" draw:shadow-offset-y="0.071cm" draw:shadow-color="#808080" draw:shadow-opacity="100%"/>
      <style:paragraph-properties style:writing-mode="lr-tb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922cm, 8.424cm, 0cm, 0cm)" draw:image-opacity="100%" style:mirror="none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draw:stroke="solid" svg:stroke-width="0.106cm" svg:stroke-color="#784b04" draw:marker-start-width="0.359cm" draw:marker-end-width="0.359cm" draw:fill="solid" draw:fill-color="#ffd428" draw:textarea-horizontal-align="justify" draw:textarea-vertical-align="middle" draw:auto-grow-height="false" fo:min-height="0.739cm" fo:min-width="0.392cm" fo:padding-top="0.053cm" fo:padding-bottom="0.053cm" fo:padding-left="0.053cm" fo:padding-right="0.053cm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draw:shadow="visible" draw:shadow-offset-x="0cm" draw:shadow-offset-y="0cm" draw:shadow-color="#000000" loext:shadow-blur="0.353cm" loext:glow-radius="0.035cm" loext:softedge-radius="0cm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loext:graphic-properties draw:fill="bitmap" draw:fill-image-name="Lawn"/>
      <style:paragraph-properties fo:text-align="center"/>
    </style:style>
    <style:style style:name="P2" style:family="paragraph">
      <loext:graphic-properties draw:fill-image-name="Colorful_20_Pebbles" draw:opacity="70%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P5" style:family="paragraph">
      <loext:graphic-properties draw:fill="solid" draw:fill-color="#4b2204" draw:secondary-fill-color="#d4ea6b" draw:opacity="90%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2a6099" loext:opacity="100%" loext:color-lum-mod="100%" loext:color-lum-off="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loext:graphic-properties draw:fill="solid" draw:fill-color="#ffd428"/>
      <style:paragraph-properties fo:text-align="center"/>
    </style:style>
    <style:style style:name="T1" style:family="text">
      <style:text-properties fo:font-variant="normal" fo:text-transform="none" fo:color="#2a6099" loext:opacity="10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custom-shape draw:style-name="gr1" draw:text-style-name="P1" draw:layer="layout" svg:width="16.677cm" svg:height="15.75cm" svg:x="11.323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15.038cm" svg:y="13.1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25.438cm" svg:y="10.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25.438cm" svg:y="7.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12.438cm" svg:y="5.3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12.438cm" svg:y="7.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15.038cm" svg:y="10.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2.54cm" svg:height="2.54cm" svg:x="20.238cm" svg:y="10.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22.838cm" svg:y="10.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22.838cm" svg:y="7.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22.838cm" svg:y="5.3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22.838cm" svg:y="2.7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17.638cm" svg:y="2.7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15.038cm" svg:y="5.3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17.638cm" svg:y="5.3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20.238cm" svg:y="5.3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20.238cm" svg:y="7.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15.038cm" svg:y="7.91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2.54cm" svg:height="2.54cm" svg:x="22.676cm" svg:y="2.675cm">
          <draw:image xlink:href="Pictures/100000010000040000000400EFE68BD37C67EF1F.png" xlink:type="simple" xlink:show="embed" xlink:actuate="onLoad" draw:mime-type="image/png">
            <text:p/>
          </draw:image>
        </draw:frame>
        <draw:frame draw:style-name="gr4" draw:text-style-name="P3" draw:layer="layout" svg:width="2.54cm" svg:height="2.54cm" svg:x="25.542cm" svg:y="7.727cm">
          <draw:image xlink:href="Pictures/100000010000040000000400EFE68BD37C67EF1F.png" xlink:type="simple" xlink:show="embed" xlink:actuate="onLoad" draw:mime-type="image/png">
            <text:p/>
          </draw:image>
        </draw:frame>
        <draw:frame draw:style-name="gr4" draw:text-style-name="P3" draw:layer="layout" svg:width="2.54cm" svg:height="2.54cm" svg:x="25.583cm" svg:y="10.327cm">
          <draw:image xlink:href="Pictures/100000010000040000000400EFE68BD37C67EF1F.png" xlink:type="simple" xlink:show="embed" xlink:actuate="onLoad" draw:mime-type="image/png">
            <text:p/>
          </draw:image>
        </draw:frame>
        <draw:frame draw:style-name="gr5" draw:text-style-name="P3" draw:layer="layout" svg:width="3.058cm" svg:height="3.108cm" svg:x="11.393cm" svg:y="10.842cm">
          <draw:image xlink:href="Pictures/1000000100000400000004004A3F0ED0C0F5A9CA.png" xlink:type="simple" xlink:show="embed" xlink:actuate="onLoad" draw:mime-type="image/png">
            <text:p/>
          </draw:image>
        </draw:frame>
        <draw:frame draw:style-name="gr6" draw:text-style-name="P3" draw:layer="layout" svg:width="2.54cm" svg:height="2.54cm" svg:x="15.019cm" svg:y="13.01cm">
          <draw:image xlink:href="Pictures/100000010000040000000400DBFF5C4C7FFB0E92.png" xlink:type="simple" xlink:show="embed" xlink:actuate="onLoad" draw:mime-type="image/png">
            <text:p/>
          </draw:image>
        </draw:frame>
        <draw:frame draw:style-name="gr6" draw:text-style-name="P3" draw:layer="layout" svg:width="2.54cm" svg:height="2.54cm" svg:x="12.531cm" svg:y="7.636cm">
          <draw:image xlink:href="Pictures/100000010000040000000400DBFF5C4C7FFB0E92.png" xlink:type="simple" xlink:show="embed" xlink:actuate="onLoad" draw:mime-type="image/png">
            <text:p/>
          </draw:image>
        </draw:frame>
        <draw:frame draw:style-name="gr6" draw:text-style-name="P3" draw:layer="layout" svg:width="2.54cm" svg:height="2.54cm" svg:x="12.428cm" svg:y="5.202cm">
          <draw:image xlink:href="Pictures/100000010000040000000400DBFF5C4C7FFB0E92.png" xlink:type="simple" xlink:show="embed" xlink:actuate="onLoad" draw:mime-type="image/png">
            <text:p/>
          </draw:image>
        </draw:frame>
        <draw:frame draw:style-name="gr6" draw:text-style-name="P3" draw:layer="layout" svg:width="2.54cm" svg:height="2.54cm" svg:x="17.67cm" svg:y="2.574cm">
          <draw:image xlink:href="Pictures/100000010000040000000400DBFF5C4C7FFB0E92.png" xlink:type="simple" xlink:show="embed" xlink:actuate="onLoad" draw:mime-type="image/png">
            <text:p/>
          </draw:image>
        </draw:frame>
        <draw:custom-shape draw:name="Snow 1" draw:style-name="gr7" draw:text-style-name="P5" draw:layer="layout" svg:width="1.885cm" svg:height="2.063cm" svg:x="22.993cm" svg:y="5.636cm">
          <text:p text:style-name="P4"><text:span text:style-name="T1">?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diffusion="0%" draw:extrusion-color="true" draw:extrusion-specularity="0%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frame draw:style-name="gr6" draw:text-style-name="P3" draw:layer="layout" svg:width="2.54cm" svg:height="2.54cm" svg:x="20.392cm" svg:y="7.719cm">
          <draw:image xlink:href="Pictures/100000010000040000000400DBFF5C4C7FFB0E92.png" xlink:type="simple" xlink:show="embed" xlink:actuate="onLoad" draw:mime-type="image/png">
            <text:p/>
          </draw:image>
        </draw:frame>
        <draw:frame draw:style-name="gr8" draw:text-style-name="P3" draw:layer="layout" svg:width="11.495cm" svg:height="16.867cm" svg:x="-0.098cm" svg:y="-0.915cm">
          <draw:image xlink:href="Pictures/100000000000040000000400D2655F0BC2D2F81D.png" xlink:type="simple" xlink:show="embed" xlink:actuate="onLoad" draw:mime-type="image/png">
            <text:p/>
          </draw:image>
        </draw:frame>
        <presentation:notes draw:style-name="dp2">
          <draw:page-thumbnail draw:style-name="gr9" draw:layer="layout" svg:width="18.624cm" svg:height="10.476cm" svg:x="1.482cm" svg:y="2.123cm" draw:page-number="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custom-shape draw:style-name="gr1" draw:text-style-name="P1" draw:layer="layout" svg:width="16.677cm" svg:height="15.75cm" svg:x="11.323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15.038cm" svg:y="13.1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25.438cm" svg:y="10.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25.438cm" svg:y="7.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12.438cm" svg:y="5.3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12.438cm" svg:y="7.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15.038cm" svg:y="10.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2.54cm" svg:height="2.54cm" svg:x="20.238cm" svg:y="10.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22.838cm" svg:y="10.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22.838cm" svg:y="7.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22.838cm" svg:y="5.3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22.838cm" svg:y="2.7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17.638cm" svg:y="2.7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15.038cm" svg:y="5.3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17.638cm" svg:y="5.3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20.238cm" svg:y="5.3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20.238cm" svg:y="7.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15.038cm" svg:y="7.91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2.54cm" svg:height="2.54cm" svg:x="22.676cm" svg:y="2.675cm">
          <draw:image xlink:href="Pictures/100000010000040000000400EFE68BD37C67EF1F.png" xlink:type="simple" xlink:show="embed" xlink:actuate="onLoad" draw:mime-type="image/png">
            <text:p/>
          </draw:image>
        </draw:frame>
        <draw:frame draw:style-name="gr4" draw:text-style-name="P3" draw:layer="layout" svg:width="2.54cm" svg:height="2.54cm" svg:x="25.542cm" svg:y="7.727cm">
          <draw:image xlink:href="Pictures/100000010000040000000400EFE68BD37C67EF1F.png" xlink:type="simple" xlink:show="embed" xlink:actuate="onLoad" draw:mime-type="image/png">
            <text:p/>
          </draw:image>
        </draw:frame>
        <draw:frame draw:style-name="gr4" draw:text-style-name="P3" draw:layer="layout" svg:width="2.54cm" svg:height="2.54cm" svg:x="25.583cm" svg:y="10.327cm">
          <draw:image xlink:href="Pictures/100000010000040000000400EFE68BD37C67EF1F.png" xlink:type="simple" xlink:show="embed" xlink:actuate="onLoad" draw:mime-type="image/png">
            <text:p/>
          </draw:image>
        </draw:frame>
        <draw:frame draw:style-name="gr5" draw:text-style-name="P3" draw:layer="layout" svg:width="3.058cm" svg:height="3.108cm" svg:x="11.393cm" svg:y="10.842cm">
          <draw:image xlink:href="Pictures/1000000100000400000004004A3F0ED0C0F5A9CA.png" xlink:type="simple" xlink:show="embed" xlink:actuate="onLoad" draw:mime-type="image/png">
            <text:p/>
          </draw:image>
        </draw:frame>
        <draw:frame draw:style-name="gr6" draw:text-style-name="P3" draw:layer="layout" svg:width="2.54cm" svg:height="2.54cm" svg:x="15.019cm" svg:y="13.01cm">
          <draw:image xlink:href="Pictures/100000010000040000000400DBFF5C4C7FFB0E92.png" xlink:type="simple" xlink:show="embed" xlink:actuate="onLoad" draw:mime-type="image/png">
            <text:p/>
          </draw:image>
        </draw:frame>
        <draw:frame draw:style-name="gr6" draw:text-style-name="P3" draw:layer="layout" svg:width="2.54cm" svg:height="2.54cm" svg:x="12.531cm" svg:y="7.636cm">
          <draw:image xlink:href="Pictures/100000010000040000000400DBFF5C4C7FFB0E92.png" xlink:type="simple" xlink:show="embed" xlink:actuate="onLoad" draw:mime-type="image/png">
            <text:p/>
          </draw:image>
        </draw:frame>
        <draw:frame draw:style-name="gr6" draw:text-style-name="P3" draw:layer="layout" svg:width="2.54cm" svg:height="2.54cm" svg:x="12.428cm" svg:y="5.202cm">
          <draw:image xlink:href="Pictures/100000010000040000000400DBFF5C4C7FFB0E92.png" xlink:type="simple" xlink:show="embed" xlink:actuate="onLoad" draw:mime-type="image/png">
            <text:p/>
          </draw:image>
        </draw:frame>
        <draw:frame draw:style-name="gr6" draw:text-style-name="P3" draw:layer="layout" svg:width="2.54cm" svg:height="2.54cm" svg:x="17.67cm" svg:y="2.574cm">
          <draw:image xlink:href="Pictures/100000010000040000000400DBFF5C4C7FFB0E92.png" xlink:type="simple" xlink:show="embed" xlink:actuate="onLoad" draw:mime-type="image/png">
            <text:p/>
          </draw:image>
        </draw:frame>
        <draw:frame draw:style-name="gr6" draw:text-style-name="P3" draw:layer="layout" svg:width="2.54cm" svg:height="2.54cm" svg:x="20.392cm" svg:y="7.719cm">
          <draw:image xlink:href="Pictures/100000010000040000000400DBFF5C4C7FFB0E92.png" xlink:type="simple" xlink:show="embed" xlink:actuate="onLoad" draw:mime-type="image/png">
            <text:p/>
          </draw:image>
        </draw:frame>
        <draw:custom-shape draw:style-name="gr10" draw:text-style-name="P7" draw:layer="layout" svg:width="1.218cm" svg:height="1.039cm" svg:x="23.399cm" svg:y="6.79cm">
          <text:p/>
          <draw:enhanced-geometry svg:viewBox="0 0 21600 21600" draw:mirror-vertical="true" draw:mirror-horizontal="false" draw:text-areas="?f0 ?f7 ?f2 21600" draw:type="up-arrow" draw:modifiers="9929.44932162809 6388.11613774477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1" draw:text-style-name="P3" draw:layer="layout" svg:width="2.54cm" svg:height="2.54cm" draw:transform="rotate (-1.5707963267949) translate (25.476cm 4.787cm)">
          <draw:image xlink:href="Pictures/1000000100000400000004001AD72FE73D0F08B5.png" xlink:type="simple" xlink:show="embed" xlink:actuate="onLoad" draw:mime-type="image/png">
            <text:p/>
          </draw:image>
        </draw:frame>
        <draw:frame draw:style-name="gr8" draw:text-style-name="P3" draw:layer="layout" svg:width="11.495cm" svg:height="16.867cm" svg:x="-0.098cm" svg:y="-0.915cm">
          <draw:image xlink:href="Pictures/100000000000040000000400D2655F0BC2D2F81D.png" xlink:type="simple" xlink:show="embed" xlink:actuate="onLoad" draw:mime-type="image/png">
            <text:p/>
          </draw:image>
        </draw:frame>
        <presentation:notes draw:style-name="dp2">
          <draw:page-thumbnail draw:style-name="gr9" draw:layer="layout" svg:width="18.624cm" svg:height="10.476cm" svg:x="1.482cm" svg:y="2.123cm" draw:page-number="2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custom-shape draw:style-name="gr1" draw:text-style-name="P1" draw:layer="layout" svg:width="16.677cm" svg:height="15.75cm" svg:x="11.323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15.038cm" svg:y="13.1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25.438cm" svg:y="10.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25.438cm" svg:y="7.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12.438cm" svg:y="5.3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12.438cm" svg:y="7.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15.038cm" svg:y="10.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2.54cm" svg:height="2.54cm" svg:x="20.238cm" svg:y="10.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22.838cm" svg:y="10.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22.838cm" svg:y="7.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22.838cm" svg:y="5.3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22.838cm" svg:y="2.7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17.638cm" svg:y="2.7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15.038cm" svg:y="5.3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17.638cm" svg:y="5.3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20.238cm" svg:y="5.3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20.238cm" svg:y="7.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15.038cm" svg:y="7.91cm">
          <text:p/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2.54cm" svg:height="2.54cm" svg:x="22.679cm" svg:y="2.709cm">
          <draw:image xlink:href="Pictures/100000010000040000000400DBFF5C4C7FFB0E92.png" xlink:type="simple" xlink:show="embed" xlink:actuate="onLoad" draw:mime-type="image/png">
            <text:p/>
          </draw:image>
        </draw:frame>
        <draw:frame draw:style-name="gr4" draw:text-style-name="P3" draw:layer="layout" svg:width="2.54cm" svg:height="2.54cm" svg:x="25.542cm" svg:y="7.727cm">
          <draw:image xlink:href="Pictures/100000010000040000000400EFE68BD37C67EF1F.png" xlink:type="simple" xlink:show="embed" xlink:actuate="onLoad" draw:mime-type="image/png">
            <text:p/>
          </draw:image>
        </draw:frame>
        <draw:frame draw:style-name="gr4" draw:text-style-name="P3" draw:layer="layout" svg:width="2.54cm" svg:height="2.54cm" svg:x="25.583cm" svg:y="10.327cm">
          <draw:image xlink:href="Pictures/100000010000040000000400EFE68BD37C67EF1F.png" xlink:type="simple" xlink:show="embed" xlink:actuate="onLoad" draw:mime-type="image/png">
            <text:p/>
          </draw:image>
        </draw:frame>
        <draw:frame draw:style-name="gr5" draw:text-style-name="P3" draw:layer="layout" svg:width="3.058cm" svg:height="3.108cm" svg:x="11.393cm" svg:y="10.842cm">
          <draw:image xlink:href="Pictures/1000000100000400000004004A3F0ED0C0F5A9CA.png" xlink:type="simple" xlink:show="embed" xlink:actuate="onLoad" draw:mime-type="image/png">
            <text:p/>
          </draw:image>
        </draw:frame>
        <draw:frame draw:style-name="gr6" draw:text-style-name="P3" draw:layer="layout" svg:width="2.54cm" svg:height="2.54cm" svg:x="15.019cm" svg:y="13.01cm">
          <draw:image xlink:href="Pictures/100000010000040000000400DBFF5C4C7FFB0E92.png" xlink:type="simple" xlink:show="embed" xlink:actuate="onLoad" draw:mime-type="image/png">
            <text:p/>
          </draw:image>
        </draw:frame>
        <draw:frame draw:style-name="gr6" draw:text-style-name="P3" draw:layer="layout" svg:width="2.54cm" svg:height="2.54cm" svg:x="12.531cm" svg:y="7.636cm">
          <draw:image xlink:href="Pictures/100000010000040000000400DBFF5C4C7FFB0E92.png" xlink:type="simple" xlink:show="embed" xlink:actuate="onLoad" draw:mime-type="image/png">
            <text:p/>
          </draw:image>
        </draw:frame>
        <draw:frame draw:style-name="gr6" draw:text-style-name="P3" draw:layer="layout" svg:width="2.54cm" svg:height="2.54cm" svg:x="12.428cm" svg:y="5.202cm">
          <draw:image xlink:href="Pictures/100000010000040000000400DBFF5C4C7FFB0E92.png" xlink:type="simple" xlink:show="embed" xlink:actuate="onLoad" draw:mime-type="image/png">
            <text:p/>
          </draw:image>
        </draw:frame>
        <draw:frame draw:style-name="gr6" draw:text-style-name="P3" draw:layer="layout" svg:width="2.54cm" svg:height="2.54cm" svg:x="17.67cm" svg:y="2.574cm">
          <draw:image xlink:href="Pictures/100000010000040000000400DBFF5C4C7FFB0E92.png" xlink:type="simple" xlink:show="embed" xlink:actuate="onLoad" draw:mime-type="image/png">
            <text:p/>
          </draw:image>
        </draw:frame>
        <draw:frame draw:style-name="gr6" draw:text-style-name="P3" draw:layer="layout" svg:width="2.54cm" svg:height="2.54cm" svg:x="20.392cm" svg:y="7.719cm">
          <draw:image xlink:href="Pictures/100000010000040000000400DBFF5C4C7FFB0E92.png" xlink:type="simple" xlink:show="embed" xlink:actuate="onLoad" draw:mime-type="image/png">
            <text:p/>
          </draw:image>
        </draw:frame>
        <draw:custom-shape draw:name="Snow 8" draw:style-name="gr7" draw:text-style-name="P5" draw:layer="layout" svg:width="1.885cm" svg:height="2.063cm" svg:x="23.164cm" svg:y="8.029cm">
          <text:p text:style-name="P4"><text:span text:style-name="T1">?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diffusion="0%" draw:extrusion-color="true" draw:extrusion-specularity="0%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frame draw:style-name="gr8" draw:text-style-name="P3" draw:layer="layout" svg:width="11.495cm" svg:height="16.867cm" svg:x="-0.098cm" svg:y="-0.915cm">
          <draw:image xlink:href="Pictures/100000000000040000000400D2655F0BC2D2F81D.png" xlink:type="simple" xlink:show="embed" xlink:actuate="onLoad" draw:mime-type="image/png">
            <text:p/>
          </draw:image>
        </draw:frame>
        <presentation:notes draw:style-name="dp2">
          <draw:page-thumbnail draw:style-name="gr9" draw:layer="layout" svg:width="18.624cm" svg:height="10.476cm" svg:x="1.482cm" svg:y="2.123cm" draw:page-number="3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3" svg:font-family="Arial" style:font-pitch="variable"/>
    <style:font-face style:name="Liberation Sans" svg:font-family="'Liberation Sans'" style:font-family-generic="roman" style:font-pitch="variable"/>
    <style:font-face style:name="MS Gothic" svg:font-family="'MS Gothic'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Colorful_20_Pebbles" draw:display-name="Colorful Pebbles" xlink:href="Pictures/100000000000020000000200F7A7B31A25AC4E04.jpg" xlink:type="simple" xlink:show="embed" xlink:actuate="onLoad"/>
    <draw:fill-image draw:name="Lawn" xlink:href="Pictures/1000000000000200000001E5D476B6150A8C3071.jpg" xlink:type="simple" xlink:show="embed" xlink:actuate="onLoad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24pt" fo:language="en" fo:country="US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bitmap" draw:fill-color="#729fcf" draw:fill-image-name="Colorful_20_Pebbles" draw:fill-image-width="5.08cm" draw:fill-image-height="5.08cm" style:repeat="repeat" draw:fill-image-ref-point-x="0%" draw:fill-image-ref-point-y="0%" draw:fill-image-ref-point="center" draw:tile-repeat-offset="0% vertical" draw:textarea-horizontal-align="justify" fo:padding-top="0cm" fo:padding-bottom="0cm" fo:padding-left="0cm" fo:padding-right="0cm" fo:wrap-option="wrap" draw:shadow="hidden" draw:shadow-offset-x="0.203cm" draw:shadow-offset-y="0.203cm" draw:shadow-color="#808080" draw:start-line-spacing-vertical="0cm" draw:end-line-spacing-vertical="0cm" draw:line-distance="0cm" draw:guide-overhang="0cm" draw:guide-distance="0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_20_Dot_20_4" draw:fill="none" fo:padding-top="0cm" fo:padding-bottom="0cm" fo:padding-left="0cm" fo:padding-right="0cm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6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31.6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2cm" fo:margin-bottom="0cm" fo:text-indent="0cm"/>
      <style:text-properties fo:font-size="28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6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2cm" fo:margin-bottom="0cm" fo:text-indent="0cm"/>
      <style:text-properties fo:font-size="19.8999996185303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6cm" fo:margin-bottom="0cm" fo:text-indent="0cm"/>
      <style:text-properties fo:font-size="19.8999996185303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6cm" fo:margin-bottom="0cm" fo:text-indent="0cm"/>
      <style:text-properties fo:font-size="19.8999996185303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6cm" fo:margin-bottom="0cm" fo:text-indent="0cm"/>
      <style:text-properties fo:font-size="19.8999996185303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6cm" fo:margin-bottom="0cm" fo:text-indent="0cm"/>
      <style:text-properties fo:font-size="19.8999996185303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6cm" fo:margin-bottom="0cm" fo:text-indent="0cm"/>
      <style:text-properties fo:font-size="19.8999996185303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44.0999984741211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6cm" svg:height="2.632cm" svg:x="1.398cm" svg:y="0.626cm" presentation:class="title" presentation:placeholder="true">
        <draw:text-box/>
      </draw:frame>
      <draw:frame presentation:style-name="Default-outline1" draw:layer="backgroundobjects" svg:width="25.196cm" svg:height="9.136cm" svg:x="1.398cm" svg:y="3.679cm" presentation:class="outline" presentation:placeholder="true">
        <draw:text-box/>
      </draw:frame>
      <draw:frame presentation:style-name="Mpr1" draw:text-style-name="MP2" draw:layer="backgroundobjects" svg:width="6.525cm" svg:height="1.089cm" svg:x="1.398cm" svg:y="14.34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4cm" svg:height="1.089cm" svg:x="9.569cm" svg:y="14.344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5cm" svg:height="1.089cm" svg:x="20.069cm" svg:y="14.34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11-04T16:17:16.320000000</meta:creation-date>
    <dc:date>2025-02-08T20:28:28.861000000</dc:date>
    <meta:editing-duration>PT19H28M36S</meta:editing-duration>
    <meta:editing-cycles>272</meta:editing-cycles>
    <meta:generator>LibreOffice/7.4.3.2$Windows_x86 LibreOffice_project/1048a8393ae2eeec98dff31b5c133c5f1d08b890</meta:generator>
    <meta:document-statistic meta:object-count="115"/>
  </office:meta>
</office:document-meta>
</file>